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5f9c" officeooo:paragraph-rsid="00155f9c"/>
    </style:style>
    <style:style style:name="P2" style:family="paragraph" style:parent-style-name="Standard">
      <style:text-properties officeooo:rsid="0015e66f" officeooo:paragraph-rsid="0015e66f"/>
    </style:style>
    <style:style style:name="P3" style:family="paragraph" style:parent-style-name="Standard">
      <style:text-properties officeooo:rsid="00166ee9" officeooo:paragraph-rsid="00166ee9"/>
    </style:style>
    <style:style style:name="P4" style:family="paragraph" style:parent-style-name="Standard">
      <style:text-properties officeooo:rsid="00155f9c" officeooo:paragraph-rsid="00155f9c"/>
    </style:style>
    <style:style style:name="P5" style:family="paragraph" style:parent-style-name="Standard">
      <style:text-properties officeooo:rsid="001d0e34" officeooo:paragraph-rsid="001d0e34"/>
    </style:style>
    <style:style style:name="T1" style:family="text">
      <style:text-properties officeooo:rsid="0015e66f"/>
    </style:style>
    <style:style style:name="T2" style:family="text">
      <style:text-properties officeooo:rsid="0019cd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cription / Connexion (vérification de l’unicité du mail, et de la force du mot de passe)</text:p>
      <text:p text:style-name="P5">Envoie d’un mail avec un lien pour verifier le mail lors de l’inscription</text:p>
      <text:p text:style-name="P1">Chiffrement en BDD </text:p>
      <text:p text:style-name="P1">Persistance de la connexion </text:p>
      <text:p text:style-name="P1">Vérification des droits sur les routes requises, création d’un user admin</text:p>
      <text:p text:style-name="P3">Pouvoir donner les droits admin a un user</text:p>
      <text:p text:style-name="P1"/>
      <text:p text:style-name="P1">Système de messagerie instantané + « Vu ».</text:p>
      <text:p text:style-name="P1">Bibliothèque d’émojis, ajout de pièce jointe</text:p>
      <text:p text:style-name="P1"/>
      <text:p text:style-name="P1">Mur des publications</text:p>
      <text:p text:style-name="P1">Ajout d’une publication, avec média ou non</text:p>
      <text:p text:style-name="P1">Ajout de commentaire, suppression, avec vérification des droits</text:p>
      <text:p text:style-name="P1">Système de like pour toutes les publications</text:p>
      <text:p text:style-name="P1">Like sur les PDP</text:p>
      <text:p text:style-name="P3">Bouton : voir les membres, rechercher un membre</text:p>
      <text:p text:style-name="P3">Mettre des notification ? Avec possibilité de les supprimer</text:p>
      <text:p text:style-name="P3">Faire un profil par user</text:p>
      <text:p text:style-name="P3">PiP</text:p>
      <text:p text:style-name="P1"/>
      <text:p text:style-name="P1">Modification de son nom, prénom, date de naissance</text:p>
      <text:p text:style-name="P1">Modification de sa PDP</text:p>
      <text:p text:style-name="P1">Petite description.</text:p>
      <text:p text:style-name="P2">Modifier mail et MDP</text:p>
      <text:p text:style-name="P3">supprimer son compte</text:p>
      <text:p text:style-name="P1"/>
      <text:p text:style-name="P1">SPA</text:p>
      <text:p text:style-name="P1">Responsive</text:p>
      <text:p text:style-name="P1">Charte graphique (logo, couleur, fonts…)</text:p>
      <text:p text:style-name="P1">Sass</text:p>
      <text:p text:style-name="P1">MySQL</text:p>
      <text:p text:style-name="P1">Sequilize</text:p>
      <text:p text:style-name="P1">React</text:p>
      <text:p text:style-name="P1">Node</text:p>
      <text:p text:style-name="P1">Express<text:line-break/>Accessibilité</text:p>
      <text:p text:style-name="P1">Faire une documentation</text:p>
      <text:p text:style-name="P1"/>
      <text:p text:style-name="P1">Axios, Bcrypt, Express, JWT, Multer, <text:span text:style-name="T1">bodyparser, cors, path, .end, , </text:span><text:span text:style-name="T2">helmet, password-validator</text:span><text:span text:style-name="T1"> </text:span>…</text:p>
      <text:p text:style-name="P1"/>
      <text:p text:style-name="P1">Pas poster de message vide</text:p>
      <text:p text:style-name="P1">Mettre la date sous les publications</text:p>
      <text:p text:style-name="P1">Modifier ou supprimer une image de la publication, le texte, ou supprimer le post.</text:p>
      <text:p text:style-name="P1"/>
      <text:p text:style-name="P1">Vidéo P7 : Commencer en regardant les vidéos Youtube sur le P7 et faites une listes des features que vous allez utiliser, des technos, etc. (système de like, insertion de média dans les posts, peut etre d’autres choses pas forcément demander…)</text:p>
      <text:p text:style-name="P1"/>
      <text:p text:style-name="P2">conformité RGPD</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16T12:08:52.379000000</meta:creation-date>
    <dc:date>2021-08-27T16:57:31.184000000</dc:date>
    <meta:editing-duration>PT18M37S</meta:editing-duration>
    <meta:editing-cycles>4</meta:editing-cycles>
    <meta:generator>LibreOffice/6.4.4.2$Windows_X86_64 LibreOffice_project/3d775be2011f3886db32dfd395a6a6d1ca2630ff</meta:generator>
    <meta:document-statistic meta:table-count="0" meta:image-count="0" meta:object-count="0" meta:page-count="1" meta:paragraph-count="38" meta:word-count="240" meta:character-count="1483" meta:non-whitespace-character-count="1279"/>
  </office:meta>
</office:document-meta>
</file>